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512in" svg:height="5.935in" svg:x="3.8012in" svg:y="0.7087in">
            <draw:object draw:notify-on-update-of-ranges="Sheet1.A2:Sheet1.A30 Sheet1.B1:Sheet1.B1 Sheet1.B2:Sheet1.B30 Sheet1.C1:Sheet1.C1 Sheet1.C2:Sheet1.C30 Sheet1.D1:Sheet1.D1 Sheet1.D2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315in" svg:y="6.6614in">
            <draw:object draw:notify-on-update-of-ranges="Sheet1.A35:Sheet1.A63 Sheet1.B34:Sheet1.B34 Sheet1.B35:Sheet1.B63 Sheet1.C34:Sheet1.C34 Sheet1.C35:Sheet1.C63 Sheet1.D34:Sheet1.D34 Sheet1.D35:Sheet1.D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2" calcext:value-type="float">
            <text:p>0.92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>
            <draw:frame draw:z-index="2" draw:style-name="gr1" draw:text-style-name="P1" svg:width="9.1268in" svg:height="5.6862in" svg:x="0.0327in" svg:y="0.0622in">
              <draw:object draw:notify-on-update-of-ranges="Sheet4.A43:Sheet4.A72 Sheet4.B42:Sheet4.B42 Sheet4.B43:Sheet4.B72 Sheet4.C42:Sheet4.C42 Sheet4.C43:Sheet4.C72 Sheet4.D42:Sheet4.D42 Sheet4.D43:Sheet4.D7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6" calcext:value-type="float">
            <text:p>0.26</text:p>
          </table:table-cell>
          <table:table-cell office:value-type="float" office:value="0.89" calcext:value-type="float">
            <text:p>0.89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9" calcext:value-type="float">
            <text:p>0.29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1" calcext:value-type="float">
            <text:p>0.41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57" calcext:value-type="float">
            <text:p>0.57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12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8" calcext:value-type="float">
            <text:p>0.98</text:p>
          </table:table-cell>
          <table:table-cell office:value-type="float" office:value="0.33" calcext:value-type="float">
            <text:p>0.33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6.2988in" svg:height="3.5429in" svg:x="3.5953in" svg:y="0.0394in">
            <draw:object draw:notify-on-update-of-ranges="Sheet2.A3:Sheet2.A32 Sheet2.B2:Sheet2.B2 Sheet2.B3:Sheet2.B32 Sheet2.C2:Sheet2.C2 Sheet2.C3:Sheet2.C32 Sheet2.D2:Sheet2.D2 Sheet2.D3:Sheet2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8803in" svg:height="4.9984in" svg:x="4.1626in" svg:y="6.8917in">
            <draw:object draw:notify-on-update-of-ranges="Sheet2.A38:Sheet2.A66 Sheet2.B37:Sheet2.B37 Sheet2.B38:Sheet2.B66 Sheet2.C37:Sheet2.C37 Sheet2.C38:Sheet2.C66 Sheet2.D37:Sheet2.D37 Sheet2.D38:Sheet2.D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7.9783in" svg:height="5.2917in" svg:x="3.5988in" svg:y="12.3083in">
            <draw:object draw:notify-on-update-of-ranges="Sheet2.A71:Sheet2.A100 Sheet2.B70:Sheet2.B70 Sheet2.B71:Sheet2.B100 Sheet2.C70:Sheet2.C70 Sheet2.C71:Sheet2.C100 Sheet2.D70:Sheet2.D70 Sheet2.D71:Sheet2.D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9.3768in" svg:height="5.9398in" svg:x="3.5988in" svg:y="18.8862in">
            <draw:object draw:notify-on-update-of-ranges="Sheet2.A108:Sheet2.A137 Sheet2.B107:Sheet2.B107 Sheet2.B108:Sheet2.B137 Sheet2.C107:Sheet2.C107 Sheet2.C108:Sheet2.C137 Sheet2.D107:Sheet2.D107 Sheet2.D108:Sheet2.D1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2" calcext:value-type="float">
            <text:p>0.42</text:p>
          </table:table-cell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float" office:value="0.92" calcext:value-type="float">
            <text:p>0.92</text:p>
          </table:table-cell>
          <table:table-cell office:value-type="float" office:value="0.41" calcext:value-type="float">
            <text:p>0.41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3" calcext:value-type="float">
            <text:p>0.53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64" calcext:value-type="float">
            <text:p>0.6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3" calcext:value-type="float">
            <text:p>0.93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0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7" calcext:value-type="float">
            <text:p>0.27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8" calcext:value-type="float">
            <text:p>0.7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12"/>
        </table:table-row>
      </table:table>
      <table:table table:name="Sheet3" table:style-name="ta1">
        <table:shapes>
          <draw:frame draw:z-index="0" draw:style-name="gr1" draw:text-style-name="P1" svg:width="9.3378in" svg:height="5.2524in" svg:x="4.289in" svg:y="0.5201in">
            <draw:object draw:notify-on-update-of-ranges="Sheet3.A4:Sheet3.A33 Sheet3.B3:Sheet3.B3 Sheet3.B4:Sheet3.B33 Sheet3.C3:Sheet3.C3 Sheet3.C4:Sheet3.C33 Sheet3.D3:Sheet3.D3 Sheet3.D4:Sheet3.D3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.0299in" svg:height="5.4795in" svg:x="3.5988in" svg:y="6.7972in">
            <draw:object draw:notify-on-update-of-ranges="Sheet3.A40:Sheet3.A69 Sheet3.B39:Sheet3.B39 Sheet3.B40:Sheet3.B69 Sheet3.C39:Sheet3.C39 Sheet3.C40:Sheet3.C69 Sheet3.D39:Sheet3.D39 Sheet3.D40:Sheet3.D6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2" calcext:value-type="float">
            <text:p>0.9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3" calcext:value-type="float">
            <text:p>0.23</text:p>
          </table:table-cell>
          <table:table-cell office:value-type="float" office:value="0.91" calcext:value-type="float">
            <text:p>0.9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74" calcext:value-type="float">
            <text:p>0.7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9" calcext:value-type="float">
            <text:p>0.5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</table:table-row>
      </table:table>
      <table:table table:name="Sheet4" table:style-name="ta1">
        <table:shapes>
          <draw:frame draw:z-index="0" draw:style-name="gr1" draw:text-style-name="P1" svg:width="9.9945in" svg:height="5.7622in" svg:x="3.5988in" svg:y="0.3972in">
            <draw:object draw:notify-on-update-of-ranges="Sheet4.A4:Sheet4.A33 Sheet4.B3:Sheet4.B3 Sheet4.B4:Sheet4.B33 Sheet4.C3:Sheet4.C3 Sheet4.C4:Sheet4.C33 Sheet4.D3:Sheet4.D3 Sheet4.D4:Sheet4.D3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8.8457in" svg:height="5.511in" svg:x="3.5988in" svg:y="7.3307in">
            <draw:object draw:notify-on-update-of-ranges="Sheet4.A43:Sheet4.A72 Sheet4.B42:Sheet4.B42 Sheet4.B43:Sheet4.B72 Sheet4.C42:Sheet4.C42 Sheet4.C43:Sheet4.C72 Sheet4.D42:Sheet4.D42 Sheet4.D43:Sheet4.D7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9.7886in" svg:height="5.9713in" svg:x="3.5988in" svg:y="14.0858in">
            <draw:object draw:notify-on-update-of-ranges="Sheet4.A81:Sheet4.A110 Sheet4.B80:Sheet4.B80 Sheet4.B81:Sheet4.B110 Sheet4.C80:Sheet4.C80 Sheet4.C81:Sheet4.C110 Sheet4.D80:Sheet4.D80 Sheet4.D81:Sheet4.D1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9" calcext:value-type="float">
            <text:p>0.8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81" calcext:value-type="float">
            <text:p>0.8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7" calcext:value-type="float">
            <text:p>0.7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7" calcext:value-type="float">
            <text:p>0.9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6" calcext:value-type="float">
            <text:p>0.9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2" calcext:value-type="float">
            <text:p>0.9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2" calcext:value-type="float">
            <text:p>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9" calcext:value-type="float">
            <text:p>0.39</text:p>
          </table:table-cell>
          <table:table-cell office:value-type="float" office:value="0.83" calcext:value-type="float">
            <text:p>0.8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82" calcext:value-type="float">
            <text:p>0.8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3" calcext:value-type="float">
            <text:p>0.43</text:p>
          </table:table-cell>
          <table:table-cell office:value-type="float" office:value="0.77" calcext:value-type="float">
            <text:p>0.7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1" calcext:value-type="float">
            <text:p>0.71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94" calcext:value-type="float">
            <text:p>0.9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7" calcext:value-type="float">
            <text:p>0.8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6" calcext:value-type="float">
            <text:p>0.8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Sheet5" table:style-name="ta1">
        <table:shapes>
          <draw:frame draw:z-index="0" draw:style-name="gr1" draw:text-style-name="P1" svg:width="11.7075in" svg:height="8.6484in" svg:x="3.5988in" svg:y="0.0417in">
            <draw:object draw:notify-on-update-of-ranges="Sheet5.A1:Sheet5.A1 Sheet5.A2:Sheet5.A40 Sheet5.B1:Sheet5.B1 Sheet5.B2:Sheet5.B40 Sheet5.C1:Sheet5.C1 Sheet5.C2:Sheet5.C40 Sheet5.D1:Sheet5.D1 Sheet5.D2:Sheet5.D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1.7181in" svg:height="7.9161in" svg:x="3.5988in" svg:y="10.3528in">
            <draw:object draw:notify-on-update-of-ranges="Sheet5.A59:Sheet5.A59 Sheet5.A60:Sheet5.A98 Sheet5.B59:Sheet5.B59 Sheet5.B60:Sheet5.B98 Sheet5.C59:Sheet5.C59 Sheet5.C60:Sheet5.C98 Sheet5.D59:Sheet5.D59 Sheet5.D60:Sheet5.D9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1.2953in" svg:height="8.1882in" svg:x="3.5988in" svg:y="19.7748in">
            <draw:object draw:notify-on-update-of-ranges="Sheet5.A112:Sheet5.A112 Sheet5.A113:Sheet5.A151 Sheet5.B112:Sheet5.B112 Sheet5.B113:Sheet5.B151 Sheet5.C112:Sheet5.C112 Sheet5.C113:Sheet5.C151 Sheet5.D112:Sheet5.D112 Sheet5.D113:Sheet5.D1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beta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1" calcext:value-type="float">
            <text:p>0.41</text:p>
          </table:table-cell>
          <table:table-cell office:value-type="float" office:value="0.94" calcext:value-type="float">
            <text:p>0.9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4" calcext:value-type="float">
            <text:p>0.44</text:p>
          </table:table-cell>
          <table:table-cell office:value-type="float" office:value="0.91" calcext:value-type="float">
            <text:p>0.9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6" calcext:value-type="float">
            <text:p>0.46</text:p>
          </table:table-cell>
          <table:table-cell office:value-type="float" office:value="0.87" calcext:value-type="float">
            <text:p>0.8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9" calcext:value-type="float">
            <text:p>0.49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3" calcext:value-type="float">
            <text:p>0.63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71" calcext:value-type="float">
            <text:p>0.7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number-rows-repeated="18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1" calcext:value-type="float">
            <text:p>0.41</text:p>
          </table:table-cell>
          <table:table-cell office:value-type="float" office:value="0.95" calcext:value-type="float">
            <text:p>0.9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3" calcext:value-type="float">
            <text:p>0.43</text:p>
          </table:table-cell>
          <table:table-cell office:value-type="float" office:value="0.93" calcext:value-type="float">
            <text:p>0.9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0.92" calcext:value-type="float">
            <text:p>0.9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6" calcext:value-type="float">
            <text:p>0.46</text:p>
          </table:table-cell>
          <table:table-cell office:value-type="float" office:value="0.91" calcext:value-type="float">
            <text:p>0.9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 office:value-type="float" office:value="0.9" calcext:value-type="float">
            <text:p>0.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87" calcext:value-type="float">
            <text:p>0.8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1" calcext:value-type="float">
            <text:p>0.51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3" calcext:value-type="float">
            <text:p>0.53</text:p>
          </table:table-cell>
          <table:table-cell office:value-type="float" office:value="0.63" calcext:value-type="float">
            <text:p>0.6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1" calcext:value-type="float">
            <text:p>0.61</text:p>
          </table:table-cell>
          <table:table-cell office:value-type="float" office:value="0.21" calcext:value-type="float">
            <text:p>0.2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4" calcext:value-type="float">
            <text:p>0.84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93" calcext:value-type="float">
            <text:p>0.9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0.91" calcext:value-type="float">
            <text:p>0.9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9" calcext:value-type="float">
            <text:p>0.49</text:p>
          </table:table-cell>
          <table:table-cell office:value-type="float" office:value="0.81" calcext:value-type="float">
            <text:p>0.8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9:20:07.3715779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2:05:16.547115267</meta:creation-date>
    <dc:date>2025-11-04T22:46:54.261904349</dc:date>
    <meta:editing-duration>PT10H21M42S</meta:editing-duration>
    <meta:editing-cycles>7</meta:editing-cycles>
    <meta:generator>LibreOffice/24.2.7.2$Linux_X86_64 LibreOffice_project/420$Build-2</meta:generator>
    <meta:document-statistic meta:table-count="5" meta:cell-count="1959" meta:object-count="1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1cm" svg:height="15.076cm" xlink:href=".." xlink:type="simple" chart:class="chart:line" chart:style-name="ch1">
        <chart:legend chart:legend-position="end" svg:x="24.081cm" svg:y="6.741cm" style:legend-expansion="high" chart:style-name="ch2"/>
        <chart:plot-area chart:style-name="ch3" table:cell-range-address="Sheet1.A1:Sheet1.D30" chart:data-source-has-labels="both" svg:x="0.536cm" svg:y="0.301cm" svg:width="23.009cm" svg:height="14.474cm">
          <chart:coordinate-region svg:x="1.263cm" svg:y="0.5cm" svg:width="21.95cm" svg:height="13.628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label-cell-address="Sheet1.B1:Sheet1.B1" chart:class="chart:line">
            <chart:data-point chart:repeated="29"/>
          </chart:serie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D2:Sheet1.D30" chart:label-cell-address="Sheet1.D1:Sheet1.D1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1:Sheet1.B1</svg:desc>
                </draw:g>
              </table:table-cell>
              <table:table-cell office:value-type="string">
                <text:p>recall</text:p>
                <draw:g>
                  <svg:desc>Sheet1.C1:Sheet1.C1</svg:desc>
                </draw:g>
              </table:table-cell>
              <table:table-cell office:value-type="string">
                <text:p>f-bet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2:Sheet1.A30</svg:desc>
                </draw:g>
              </table:table-cell>
              <table:table-cell office:value-type="float" office:value="0.23">
                <text:p>0.23</text:p>
                <draw:g>
                  <svg:desc>Sheet1.B2:Sheet1.B30</svg:desc>
                </draw:g>
              </table:table-cell>
              <table:table-cell office:value-type="float" office:value="0.95">
                <text:p>0.95</text:p>
                <draw:g>
                  <svg:desc>Sheet1.C2:Sheet1.C30</svg:desc>
                </draw:g>
              </table:table-cell>
              <table:table-cell office:value-type="float" office:value="0.37">
                <text:p>0.37</text:p>
                <draw:g>
                  <svg:desc>Sheet1.D2:Sheet1.D3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92">
                <text:p>0.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2">
                <text:p>0.6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2">
                <text:p>0.82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69cm" svg:height="13.999cm" xlink:href=".." xlink:type="simple" chart:class="chart:line" chart:style-name="ch1">
        <chart:legend chart:legend-position="end" svg:x="19.749cm" svg:y="6.202cm" style:legend-expansion="high" chart:style-name="ch2"/>
        <chart:plot-area chart:style-name="ch3" table:cell-range-address="Sheet4.A42:Sheet4.D72" chart:data-source-has-labels="both" svg:x="0.449cm" svg:y="0.279cm" svg:width="18.851cm" svg:height="13.441cm">
          <chart:coordinate-region svg:x="1.176cm" svg:y="0.479cm" svg:width="17.984cm" svg:height="12.243cm"/>
          <chart:axis chart:dimension="x" chart:name="primary-x" chart:style-name="ch4" chartooo:axis-type="auto">
            <chartooo:date-scale/>
            <chart:categories table:cell-range-address="Sheet4.A43:Sheet4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3:Sheet4.B72" chart:label-cell-address="Sheet4.B42:Sheet4.B42" chart:class="chart:line">
            <chart:data-point chart:repeated="30"/>
          </chart:series>
          <chart:series chart:style-name="ch7" chart:values-cell-range-address="Sheet4.C43:Sheet4.C72" chart:label-cell-address="Sheet4.C42:Sheet4.C42" chart:class="chart:line">
            <chart:data-point chart:repeated="30"/>
          </chart:series>
          <chart:series chart:style-name="ch8" chart:values-cell-range-address="Sheet4.D43:Sheet4.D72" chart:label-cell-address="Sheet4.D42:Sheet4.D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42:Sheet4.B42</svg:desc>
                </draw:g>
              </table:table-cell>
              <table:table-cell office:value-type="string">
                <text:p>recall</text:p>
                <draw:g>
                  <svg:desc>Sheet4.C42:Sheet4.C42</svg:desc>
                </draw:g>
              </table:table-cell>
              <table:table-cell office:value-type="string">
                <text:p>f-beta</text:p>
                <draw:g>
                  <svg:desc>Sheet4.D42:Sheet4.D4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3:Sheet4.A72</svg:desc>
                </draw:g>
              </table:table-cell>
              <table:table-cell office:value-type="float" office:value="0.23">
                <text:p>0.23</text:p>
                <draw:g>
                  <svg:desc>Sheet4.B43:Sheet4.B72</svg:desc>
                </draw:g>
              </table:table-cell>
              <table:table-cell office:value-type="float" office:value="0.97">
                <text:p>0.97</text:p>
                <draw:g>
                  <svg:desc>Sheet4.C43:Sheet4.C72</svg:desc>
                </draw:g>
              </table:table-cell>
              <table:table-cell office:value-type="float" office:value="0.37">
                <text:p>0.37</text:p>
                <draw:g>
                  <svg:desc>Sheet4.D43:Sheet4.D7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6">
                <text:p>0.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8">
                <text:p>0.28</text:p>
              </table:table-cell>
              <table:table-cell office:value-type="float" office:value="0.92">
                <text:p>0.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4">
                <text:p>0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82">
                <text:p>0.8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64cm" svg:height="15.168cm" xlink:href=".." xlink:type="simple" chart:class="chart:line" chart:style-name="ch1">
        <chart:legend chart:legend-position="end" svg:x="22.144cm" svg:y="6.787cm" style:legend-expansion="high" chart:style-name="ch2"/>
        <chart:plot-area chart:style-name="ch3" table:cell-range-address="Sheet4.A80:Sheet4.D110" chart:data-source-has-labels="both" svg:x="0.497cm" svg:y="0.303cm" svg:width="21.15cm" svg:height="14.562cm">
          <chart:coordinate-region svg:x="1.224cm" svg:y="0.502cm" svg:width="20.091cm" svg:height="13.716cm"/>
          <chart:axis chart:dimension="x" chart:name="primary-x" chart:style-name="ch4" chartooo:axis-type="auto">
            <chartooo:date-scale/>
            <chart:categories table:cell-range-address="Sheet4.A81:Sheet4.A1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81:Sheet4.B110" chart:label-cell-address="Sheet4.B80:Sheet4.B80" chart:class="chart:line">
            <chart:data-point chart:repeated="30"/>
          </chart:series>
          <chart:series chart:style-name="ch7" chart:values-cell-range-address="Sheet4.C81:Sheet4.C110" chart:label-cell-address="Sheet4.C80:Sheet4.C80" chart:class="chart:line">
            <chart:data-point chart:repeated="30"/>
          </chart:series>
          <chart:series chart:style-name="ch8" chart:values-cell-range-address="Sheet4.D81:Sheet4.D110" chart:label-cell-address="Sheet4.D80:Sheet4.D8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80:Sheet4.B80</svg:desc>
                </draw:g>
              </table:table-cell>
              <table:table-cell office:value-type="string">
                <text:p>recall</text:p>
                <draw:g>
                  <svg:desc>Sheet4.C80:Sheet4.C80</svg:desc>
                </draw:g>
              </table:table-cell>
              <table:table-cell office:value-type="string">
                <text:p>f-beta</text:p>
                <draw:g>
                  <svg:desc>Sheet4.D80:Sheet4.D80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81:Sheet4.A110</svg:desc>
                </draw:g>
              </table:table-cell>
              <table:table-cell office:value-type="float" office:value="0.23">
                <text:p>0.23</text:p>
                <draw:g>
                  <svg:desc>Sheet4.B81:Sheet4.B110</svg:desc>
                </draw:g>
              </table:table-cell>
              <table:table-cell office:value-type="float" office:value="0.95">
                <text:p>0.95</text:p>
                <draw:g>
                  <svg:desc>Sheet4.C81:Sheet4.C110</svg:desc>
                </draw:g>
              </table:table-cell>
              <table:table-cell office:value-type="float" office:value="0.37">
                <text:p>0.37</text:p>
                <draw:g>
                  <svg:desc>Sheet4.D81:Sheet4.D11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7">
                <text:p>0.27</text:p>
              </table:table-cell>
              <table:table-cell office:value-type="float" office:value="0.94">
                <text:p>0.9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93">
                <text:p>0.9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2">
                <text:p>0.32</text:p>
              </table:table-cell>
              <table:table-cell office:value-type="float" office:value="0.92">
                <text:p>0.9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7">
                <text:p>0.8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6">
                <text:p>0.8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3">
                <text:p>0.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81">
                <text:p>0.8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79">
                <text:p>0.7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73">
                <text:p>0.7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">
                <text:p>0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8">
                <text:p>0.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6">
                <text:p>0.56</text:p>
              </table:table-cell>
              <table:table-cell office:value-type="float" office:value="0.28">
                <text:p>0.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48">
                <text:p>0.48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83cm" svg:height="14.444cm" xlink:href=".." xlink:type="simple" chart:class="chart:line" chart:style-name="ch1">
        <chart:legend chart:legend-position="end" svg:x="20.463cm" svg:y="6.425cm" style:legend-expansion="high" chart:style-name="ch2"/>
        <chart:plot-area chart:style-name="ch3" table:cell-range-address="Sheet4.A42:Sheet4.D72" chart:data-source-has-labels="both" svg:x="0.463cm" svg:y="0.288cm" svg:width="19.537cm" svg:height="13.868cm">
          <chart:coordinate-region svg:x="1.19cm" svg:y="0.488cm" svg:width="18.67cm" svg:height="12.67cm"/>
          <chart:axis chart:dimension="x" chart:name="primary-x" chart:style-name="ch4" chartooo:axis-type="auto">
            <chartooo:date-scale/>
            <chart:categories table:cell-range-address="Sheet4.A43:Sheet4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3:Sheet4.B72" chart:label-cell-address="Sheet4.B42:Sheet4.B42" chart:class="chart:line">
            <chart:data-point chart:repeated="30"/>
          </chart:series>
          <chart:series chart:style-name="ch7" chart:values-cell-range-address="Sheet4.C43:Sheet4.C72" chart:label-cell-address="Sheet4.C42:Sheet4.C42" chart:class="chart:line">
            <chart:data-point chart:repeated="30"/>
          </chart:series>
          <chart:series chart:style-name="ch8" chart:values-cell-range-address="Sheet4.D43:Sheet4.D72" chart:label-cell-address="Sheet4.D42:Sheet4.D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42:Sheet4.B42</svg:desc>
                </draw:g>
              </table:table-cell>
              <table:table-cell office:value-type="string">
                <text:p>recall</text:p>
                <draw:g>
                  <svg:desc>Sheet4.C42:Sheet4.C42</svg:desc>
                </draw:g>
              </table:table-cell>
              <table:table-cell office:value-type="string">
                <text:p>f-beta</text:p>
                <draw:g>
                  <svg:desc>Sheet4.D42:Sheet4.D4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3:Sheet4.A72</svg:desc>
                </draw:g>
              </table:table-cell>
              <table:table-cell office:value-type="float" office:value="0.23">
                <text:p>0.23</text:p>
                <draw:g>
                  <svg:desc>Sheet4.B43:Sheet4.B72</svg:desc>
                </draw:g>
              </table:table-cell>
              <table:table-cell office:value-type="float" office:value="0.97">
                <text:p>0.97</text:p>
                <draw:g>
                  <svg:desc>Sheet4.C43:Sheet4.C72</svg:desc>
                </draw:g>
              </table:table-cell>
              <table:table-cell office:value-type="float" office:value="0.37">
                <text:p>0.37</text:p>
                <draw:g>
                  <svg:desc>Sheet4.D43:Sheet4.D7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6">
                <text:p>0.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8">
                <text:p>0.28</text:p>
              </table:table-cell>
              <table:table-cell office:value-type="float" office:value="0.92">
                <text:p>0.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4">
                <text:p>0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82">
                <text:p>0.8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38cm" svg:height="21.968cm" xlink:href=".." xlink:type="simple" chart:class="chart:line" chart:style-name="ch1">
        <chart:legend chart:legend-position="end" svg:x="27.018cm" svg:y="10.187cm" style:legend-expansion="high" chart:style-name="ch2"/>
        <chart:plot-area chart:style-name="ch3" table:cell-range-address="Sheet5.A1:Sheet5.D40" chart:data-source-has-labels="both" svg:x="0.594cm" svg:y="0.439cm" svg:width="25.83cm" svg:height="21.09cm">
          <chart:coordinate-region svg:x="1.321cm" svg:y="0.639cm" svg:width="24.963cm" svg:height="19.892cm"/>
          <chart:axis chart:dimension="x" chart:name="primary-x" chart:style-name="ch4" chartooo:axis-type="auto">
            <chartooo:date-scale/>
            <chart:categories table:cell-range-address="Sheet5.A2:Sheet5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40" chart:label-cell-address="Sheet5.B1:Sheet5.B1" chart:class="chart:line">
            <chart:data-point chart:repeated="39"/>
          </chart:series>
          <chart:series chart:style-name="ch7" chart:values-cell-range-address="Sheet5.C2:Sheet5.C40" chart:label-cell-address="Sheet5.C1:Sheet5.C1" chart:class="chart:line">
            <chart:data-point chart:repeated="39"/>
          </chart:series>
          <chart:series chart:style-name="ch8" chart:values-cell-range-address="Sheet5.D2:Sheet5.D40" chart:label-cell-address="Sheet5.D1:Sheet5.D1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B1:Sheet5.B1</svg:desc>
                </draw:g>
              </table:table-cell>
              <table:table-cell office:value-type="string">
                <text:p>recall</text:p>
                <draw:g>
                  <svg:desc>Sheet5.C1:Sheet5.C1</svg:desc>
                </draw:g>
              </table:table-cell>
              <table:table-cell office:value-type="string">
                <text:p>fbeta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Sheet5.A2:Sheet5.A40</svg:desc>
                </draw:g>
              </table:table-cell>
              <table:table-cell office:value-type="float" office:value="0.35">
                <text:p>0.35</text:p>
                <draw:g>
                  <svg:desc>Sheet5.B2:Sheet5.B40</svg:desc>
                </draw:g>
              </table:table-cell>
              <table:table-cell office:value-type="float" office:value="0.98">
                <text:p>0.98</text:p>
                <draw:g>
                  <svg:desc>Sheet5.C2:Sheet5.C40</svg:desc>
                </draw:g>
              </table:table-cell>
              <table:table-cell office:value-type="float" office:value="0.52">
                <text:p>0.52</text:p>
                <draw:g>
                  <svg:desc>Sheet5.D2:Sheet5.D40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35">
                <text:p>0.35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9">
                <text:p>0.39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9">
                <text:p>0.39</text:p>
              </table:table-cell>
              <table:table-cell office:value-type="float" office:value="0.95">
                <text:p>0.9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1">
                <text:p>0.41</text:p>
              </table:table-cell>
              <table:table-cell office:value-type="float" office:value="0.94">
                <text:p>0.9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2">
                <text:p>0.4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44">
                <text:p>0.44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4">
                <text:p>0.44</text:p>
              </table:table-cell>
              <table:table-cell office:value-type="float" office:value="0.91">
                <text:p>0.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6">
                <text:p>0.46</text:p>
              </table:table-cell>
              <table:table-cell office:value-type="float" office:value="0.89">
                <text:p>0.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  <table:table-cell office:value-type="float" office:value="0.88">
                <text:p>0.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6">
                <text:p>0.46</text:p>
              </table:table-cell>
              <table:table-cell office:value-type="float" office:value="0.87">
                <text:p>0.8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  <table:table-cell office:value-type="float" office:value="0.86">
                <text:p>0.8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  <table:table-cell office:value-type="float" office:value="0.84">
                <text:p>0.8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8">
                <text:p>0.48</text:p>
              </table:table-cell>
              <table:table-cell office:value-type="float" office:value="0.82">
                <text:p>0.8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9">
                <text:p>0.49</text:p>
              </table:table-cell>
              <table:table-cell office:value-type="float" office:value="0.81">
                <text:p>0.8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77">
                <text:p>0.7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">
                <text:p>0.5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72">
                <text:p>0.7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1">
                <text:p>0.51</text:p>
              </table:table-cell>
              <table:table-cell office:value-type="float" office:value="0.64">
                <text:p>0.6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3">
                <text:p>0.63</text:p>
              </table:table-cell>
              <table:table-cell office:value-type="float" office:value="0.22">
                <text:p>0.2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7">
                <text:p>0.67</text:p>
              </table:table-cell>
              <table:table-cell office:value-type="float" office:value="0.13">
                <text:p>0.1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71">
                <text:p>0.71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">
                <text:p>0.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9">
                <text:p>0.79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65cm" svg:height="20.108cm" xlink:href=".." xlink:type="simple" chart:class="chart:line" chart:style-name="ch1">
        <chart:legend chart:legend-position="end" svg:x="27.045cm" svg:y="9.257cm" style:legend-expansion="high" chart:style-name="ch2"/>
        <chart:plot-area chart:style-name="ch3" table:cell-range-address="Sheet5.A59:Sheet5.D98" chart:data-source-has-labels="both" svg:x="0.595cm" svg:y="0.402cm" svg:width="25.855cm" svg:height="19.304cm">
          <chart:coordinate-region svg:x="1.322cm" svg:y="0.602cm" svg:width="24.988cm" svg:height="18.106cm"/>
          <chart:axis chart:dimension="x" chart:name="primary-x" chart:style-name="ch4" chartooo:axis-type="auto">
            <chartooo:date-scale/>
            <chart:categories table:cell-range-address="Sheet5.A60:Sheet5.A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60:Sheet5.B98" chart:label-cell-address="Sheet5.B59:Sheet5.B59" chart:class="chart:line">
            <chart:data-point chart:repeated="39"/>
          </chart:series>
          <chart:series chart:style-name="ch7" chart:values-cell-range-address="Sheet5.C60:Sheet5.C98" chart:label-cell-address="Sheet5.C59:Sheet5.C59" chart:class="chart:line">
            <chart:data-point chart:repeated="39"/>
          </chart:series>
          <chart:series chart:style-name="ch8" chart:values-cell-range-address="Sheet5.D60:Sheet5.D98" chart:label-cell-address="Sheet5.D59:Sheet5.D59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B59:Sheet5.B59</svg:desc>
                </draw:g>
              </table:table-cell>
              <table:table-cell office:value-type="string">
                <text:p>recall</text:p>
                <draw:g>
                  <svg:desc>Sheet5.C59:Sheet5.C59</svg:desc>
                </draw:g>
              </table:table-cell>
              <table:table-cell office:value-type="string">
                <text:p>f-beta</text:p>
                <draw:g>
                  <svg:desc>Sheet5.D59:Sheet5.D59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Sheet5.A60:Sheet5.A98</svg:desc>
                </draw:g>
              </table:table-cell>
              <table:table-cell office:value-type="float" office:value="0.34">
                <text:p>0.34</text:p>
                <draw:g>
                  <svg:desc>Sheet5.B60:Sheet5.B98</svg:desc>
                </draw:g>
              </table:table-cell>
              <table:table-cell office:value-type="float" office:value="0.98">
                <text:p>0.98</text:p>
                <draw:g>
                  <svg:desc>Sheet5.C60:Sheet5.C98</svg:desc>
                </draw:g>
              </table:table-cell>
              <table:table-cell office:value-type="float" office:value="0.51">
                <text:p>0.51</text:p>
                <draw:g>
                  <svg:desc>Sheet5.D60:Sheet5.D98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35">
                <text:p>0.35</text:p>
              </table:table-cell>
              <table:table-cell office:value-type="float" office:value="0.98">
                <text:p>0.9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9">
                <text:p>0.39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9">
                <text:p>0.39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1">
                <text:p>0.41</text:p>
              </table:table-cell>
              <table:table-cell office:value-type="float" office:value="0.95">
                <text:p>0.9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2">
                <text:p>0.42</text:p>
              </table:table-cell>
              <table:table-cell office:value-type="float" office:value="0.95">
                <text:p>0.9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3">
                <text:p>0.43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3">
                <text:p>0.43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43">
                <text:p>0.43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44">
                <text:p>0.44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0.92">
                <text:p>0.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46">
                <text:p>0.46</text:p>
              </table:table-cell>
              <table:table-cell office:value-type="float" office:value="0.91">
                <text:p>0.9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6">
                <text:p>0.46</text:p>
              </table:table-cell>
              <table:table-cell office:value-type="float" office:value="0.9">
                <text:p>0.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7">
                <text:p>0.47</text:p>
              </table:table-cell>
              <table:table-cell office:value-type="float" office:value="0.88">
                <text:p>0.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  <table:table-cell office:value-type="float" office:value="0.87">
                <text:p>0.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8">
                <text:p>0.48</text:p>
              </table:table-cell>
              <table:table-cell office:value-type="float" office:value="0.86">
                <text:p>0.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  <table:table-cell office:value-type="float" office:value="0.85">
                <text:p>0.8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  <table:table-cell office:value-type="float" office:value="0.82">
                <text:p>0.8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1">
                <text:p>0.51</text:p>
              </table:table-cell>
              <table:table-cell office:value-type="float" office:value="0.78">
                <text:p>0.7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1">
                <text:p>0.51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72">
                <text:p>0.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3">
                <text:p>0.53</text:p>
              </table:table-cell>
              <table:table-cell office:value-type="float" office:value="0.63">
                <text:p>0.6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61">
                <text:p>0.6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1">
                <text:p>0.61</text:p>
              </table:table-cell>
              <table:table-cell office:value-type="float" office:value="0.21">
                <text:p>0.2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5">
                <text:p>0.65</text:p>
              </table:table-cell>
              <table:table-cell office:value-type="float" office:value="0.17">
                <text:p>0.1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9">
                <text:p>0.69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4">
                <text:p>0.84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9">
                <text:p>0.6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91cm" svg:height="20.799cm" xlink:href=".." xlink:type="simple" chart:class="chart:line" chart:style-name="ch1">
        <chart:legend chart:legend-position="end" svg:x="25.971cm" svg:y="9.602cm" style:legend-expansion="high" chart:style-name="ch2"/>
        <chart:plot-area chart:style-name="ch3" table:cell-range-address="Sheet5.A112:Sheet5.D151" chart:data-source-has-labels="both" svg:x="0.573cm" svg:y="0.415cm" svg:width="24.825cm" svg:height="19.969cm">
          <chart:coordinate-region svg:x="1.3cm" svg:y="0.615cm" svg:width="23.958cm" svg:height="18.771cm"/>
          <chart:axis chart:dimension="x" chart:name="primary-x" chart:style-name="ch4" chartooo:axis-type="auto">
            <chartooo:date-scale/>
            <chart:categories table:cell-range-address="Sheet5.A113:Sheet5.A1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113:Sheet5.B151" chart:label-cell-address="Sheet5.B112:Sheet5.B112" chart:class="chart:line">
            <chart:data-point chart:repeated="39"/>
          </chart:series>
          <chart:series chart:style-name="ch7" chart:values-cell-range-address="Sheet5.C113:Sheet5.C151" chart:label-cell-address="Sheet5.C112:Sheet5.C112" chart:class="chart:line">
            <chart:data-point chart:repeated="39"/>
          </chart:series>
          <chart:series chart:style-name="ch8" chart:values-cell-range-address="Sheet5.D113:Sheet5.D151" chart:label-cell-address="Sheet5.D112:Sheet5.D112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B112:Sheet5.B112</svg:desc>
                </draw:g>
              </table:table-cell>
              <table:table-cell office:value-type="string">
                <text:p>recall</text:p>
                <draw:g>
                  <svg:desc>Sheet5.C112:Sheet5.C112</svg:desc>
                </draw:g>
              </table:table-cell>
              <table:table-cell office:value-type="string">
                <text:p>f-beta</text:p>
                <draw:g>
                  <svg:desc>Sheet5.D112:Sheet5.D112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Sheet5.A113:Sheet5.A151</svg:desc>
                </draw:g>
              </table:table-cell>
              <table:table-cell office:value-type="float" office:value="0.34">
                <text:p>0.34</text:p>
                <draw:g>
                  <svg:desc>Sheet5.B113:Sheet5.B151</svg:desc>
                </draw:g>
              </table:table-cell>
              <table:table-cell office:value-type="float" office:value="0.97">
                <text:p>0.97</text:p>
                <draw:g>
                  <svg:desc>Sheet5.C113:Sheet5.C151</svg:desc>
                </draw:g>
              </table:table-cell>
              <table:table-cell office:value-type="float" office:value="0.5">
                <text:p>0.5</text:p>
                <draw:g>
                  <svg:desc>Sheet5.D113:Sheet5.D151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34">
                <text:p>0.34</text:p>
              </table:table-cell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8">
                <text:p>0.38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39">
                <text:p>0.39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9">
                <text:p>0.39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4">
                <text:p>0.4</text:p>
              </table:table-cell>
              <table:table-cell office:value-type="float" office:value="0.95">
                <text:p>0.9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1">
                <text:p>0.41</text:p>
              </table:table-cell>
              <table:table-cell office:value-type="float" office:value="0.93">
                <text:p>0.9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2">
                <text:p>0.4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2">
                <text:p>0.4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3">
                <text:p>0.4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3">
                <text:p>0.4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43">
                <text:p>0.4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0.91">
                <text:p>0.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7">
                <text:p>0.47</text:p>
              </table:table-cell>
              <table:table-cell office:value-type="float" office:value="0.89">
                <text:p>0.8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  <table:table-cell office:value-type="float" office:value="0.88">
                <text:p>0.8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  <table:table-cell office:value-type="float" office:value="0.86">
                <text:p>0.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  <table:table-cell office:value-type="float" office:value="0.85">
                <text:p>0.8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9">
                <text:p>0.49</text:p>
              </table:table-cell>
              <table:table-cell office:value-type="float" office:value="0.81">
                <text:p>0.8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  <table:table-cell office:value-type="float" office:value="0.77">
                <text:p>0.7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6">
                <text:p>0.6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6">
                <text:p>0.66</text:p>
              </table:table-cell>
              <table:table-cell office:value-type="float" office:value="0.17">
                <text:p>0.1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7">
                <text:p>0.67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72">
                <text:p>0.72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74">
                <text:p>0.74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9">
                <text:p>0.6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278cm" svg:y="3.706cm" style:legend-expansion="high" chart:style-name="ch2"/>
        <chart:plot-area chart:style-name="ch3" table:cell-range-address="Sheet1.A34:Sheet1.D63" chart:data-source-has-labels="both" svg:x="0.319cm" svg:y="0.18cm" svg:width="12.64cm" svg:height="8.646cm">
          <chart:coordinate-region svg:x="1.046cm" svg:y="0.379cm" svg:width="11.773cm" svg:height="7.449cm"/>
          <chart:axis chart:dimension="x" chart:name="primary-x" chart:style-name="ch4" chartooo:axis-type="auto">
            <chartooo:date-scale/>
            <chart:categories table:cell-range-address="Sheet1.A35:Sheet1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5:Sheet1.B63" chart:label-cell-address="Sheet1.B34:Sheet1.B34" chart:class="chart:line">
            <chart:data-point chart:repeated="29"/>
          </chart:series>
          <chart:series chart:style-name="ch7" chart:values-cell-range-address="Sheet1.C35:Sheet1.C63" chart:label-cell-address="Sheet1.C34:Sheet1.C34" chart:class="chart:line">
            <chart:data-point chart:repeated="29"/>
          </chart:series>
          <chart:series chart:style-name="ch8" chart:values-cell-range-address="Sheet1.D35:Sheet1.D63" chart:label-cell-address="Sheet1.D34:Sheet1.D34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34:Sheet1.B34</svg:desc>
                </draw:g>
              </table:table-cell>
              <table:table-cell office:value-type="string">
                <text:p>recall</text:p>
                <draw:g>
                  <svg:desc>Sheet1.C34:Sheet1.C34</svg:desc>
                </draw:g>
              </table:table-cell>
              <table:table-cell office:value-type="string">
                <text:p>f-beta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35:Sheet1.A63</svg:desc>
                </draw:g>
              </table:table-cell>
              <table:table-cell office:value-type="float" office:value="0.26">
                <text:p>0.26</text:p>
                <draw:g>
                  <svg:desc>Sheet1.B35:Sheet1.B63</svg:desc>
                </draw:g>
              </table:table-cell>
              <table:table-cell office:value-type="float" office:value="0.89">
                <text:p>0.89</text:p>
                <draw:g>
                  <svg:desc>Sheet1.C35:Sheet1.C63</svg:desc>
                </draw:g>
              </table:table-cell>
              <table:table-cell office:value-type="float" office:value="0.4">
                <text:p>0.4</text:p>
                <draw:g>
                  <svg:desc>Sheet1.D35:Sheet1.D6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8">
                <text:p>0.28</text:p>
              </table:table-cell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9">
                <text:p>0.29</text:p>
              </table:table-cell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83">
                <text:p>0.8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2">
                <text:p>0.8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1">
                <text:p>0.41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9">
                <text:p>0.6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5">
                <text:p>0.6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9">
                <text:p>0.59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4">
                <text:p>0.64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3">
                <text:p>0.63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49">
                <text:p>0.49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2.A2:Sheet2.D32" chart:data-source-has-labels="both" svg:x="0.32cm" svg:y="0.18cm" svg:width="12.64cm" svg:height="8.64cm">
          <chart:coordinate-region svg:x="1.047cm" svg:y="0.379cm" svg:width="11.913cm" svg:height="7.443cm"/>
          <chart:axis chart:dimension="x" chart:name="primary-x" chart:style-name="ch4" chartooo:axis-type="auto">
            <chartooo:date-scale/>
            <chart:categories table:cell-range-address="Sheet2.A3:Sheet2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32" chart:label-cell-address="Sheet2.B2:Sheet2.B2" chart:class="chart:line">
            <chart:data-point chart:repeated="30"/>
          </chart:series>
          <chart:series chart:style-name="ch7" chart:values-cell-range-address="Sheet2.C3:Sheet2.C32" chart:label-cell-address="Sheet2.C2:Sheet2.C2" chart:class="chart:line">
            <chart:data-point chart:repeated="30"/>
          </chart:series>
          <chart:series chart:style-name="ch8" chart:values-cell-range-address="Sheet2.D3:Sheet2.D32" chart:label-cell-address="Sheet2.D2:Sheet2.D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2:Sheet2.B2</svg:desc>
                </draw:g>
              </table:table-cell>
              <table:table-cell office:value-type="string">
                <text:p>recall</text:p>
                <draw:g>
                  <svg:desc>Sheet2.C2:Sheet2.C2</svg:desc>
                </draw:g>
              </table:table-cell>
              <table:table-cell office:value-type="string">
                <text:p>f-beta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:Sheet2.A32</svg:desc>
                </draw:g>
              </table:table-cell>
              <table:table-cell office:value-type="float" office:value="0.27">
                <text:p>0.27</text:p>
                <draw:g>
                  <svg:desc>Sheet2.B3:Sheet2.B32</svg:desc>
                </draw:g>
              </table:table-cell>
              <table:table-cell office:value-type="float" office:value="0.95">
                <text:p>0.95</text:p>
                <draw:g>
                  <svg:desc>Sheet2.C3:Sheet2.C32</svg:desc>
                </draw:g>
              </table:table-cell>
              <table:table-cell office:value-type="float" office:value="0.42">
                <text:p>0.42</text:p>
                <draw:g>
                  <svg:desc>Sheet2.D3:Sheet2.D3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9">
                <text:p>0.29</text:p>
              </table:table-cell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1">
                <text:p>0.31</text:p>
              </table:table-cell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2">
                <text:p>0.32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2">
                <text:p>0.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">
                <text:p>0.4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2">
                <text:p>0.42</text:p>
              </table:table-cell>
              <table:table-cell office:value-type="float" office:value="0.78">
                <text:p>0.7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3">
                <text:p>0.43</text:p>
              </table:table-cell>
              <table:table-cell office:value-type="float" office:value="0.76">
                <text:p>0.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">
                <text:p>0.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57cm" svg:height="12.697cm" xlink:href=".." xlink:type="simple" chart:class="chart:line" chart:style-name="ch1">
        <chart:legend chart:legend-position="end" svg:x="19.837cm" svg:y="5.551cm" style:legend-expansion="high" chart:style-name="ch2"/>
        <chart:plot-area chart:style-name="ch3" table:cell-range-address="Sheet2.A37:Sheet2.D66" chart:data-source-has-labels="both" svg:x="0.451cm" svg:y="0.253cm" svg:width="18.935cm" svg:height="12.191cm">
          <chart:coordinate-region svg:x="1.178cm" svg:y="0.453cm" svg:width="18.068cm" svg:height="10.993cm"/>
          <chart:axis chart:dimension="x" chart:name="primary-x" chart:style-name="ch4" chartooo:axis-type="auto">
            <chartooo:date-scale/>
            <chart:categories table:cell-range-address="Sheet2.A38:Sheet2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8:Sheet2.B66" chart:label-cell-address="Sheet2.B37:Sheet2.B37" chart:class="chart:line">
            <chart:data-point chart:repeated="29"/>
          </chart:series>
          <chart:series chart:style-name="ch7" chart:values-cell-range-address="Sheet2.C38:Sheet2.C66" chart:label-cell-address="Sheet2.C37:Sheet2.C37" chart:class="chart:line">
            <chart:data-point chart:repeated="29"/>
          </chart:series>
          <chart:series chart:style-name="ch8" chart:values-cell-range-address="Sheet2.D38:Sheet2.D66" chart:label-cell-address="Sheet2.D37:Sheet2.D37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37:Sheet2.B37</svg:desc>
                </draw:g>
              </table:table-cell>
              <table:table-cell office:value-type="string">
                <text:p>recall</text:p>
                <draw:g>
                  <svg:desc>Sheet2.C37:Sheet2.C37</svg:desc>
                </draw:g>
              </table:table-cell>
              <table:table-cell office:value-type="string">
                <text:p>f-beta</text:p>
                <draw:g>
                  <svg:desc>Sheet2.D37:Sheet2.D3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8:Sheet2.A66</svg:desc>
                </draw:g>
              </table:table-cell>
              <table:table-cell office:value-type="float" office:value="0.17">
                <text:p>0.17</text:p>
                <draw:g>
                  <svg:desc>Sheet2.B38:Sheet2.B66</svg:desc>
                </draw:g>
              </table:table-cell>
              <table:table-cell office:value-type="float" office:value="0.97">
                <text:p>0.97</text:p>
                <draw:g>
                  <svg:desc>Sheet2.C38:Sheet2.C66</svg:desc>
                </draw:g>
              </table:table-cell>
              <table:table-cell office:value-type="float" office:value="0.29">
                <text:p>0.29</text:p>
                <draw:g>
                  <svg:desc>Sheet2.D38:Sheet2.D66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17">
                <text:p>0.17</text:p>
              </table:table-cell>
              <table:table-cell office:value-type="float" office:value="0.96">
                <text:p>0.9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18">
                <text:p>0.18</text:p>
              </table:table-cell>
              <table:table-cell office:value-type="float" office:value="0.96">
                <text:p>0.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1">
                <text:p>0.21</text:p>
              </table:table-cell>
              <table:table-cell office:value-type="float" office:value="0.95">
                <text:p>0.9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2">
                <text:p>0.22</text:p>
              </table:table-cell>
              <table:table-cell office:value-type="float" office:value="0.94">
                <text:p>0.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6">
                <text:p>0.26</text:p>
              </table:table-cell>
              <table:table-cell office:value-type="float" office:value="0.92">
                <text:p>0.9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">
                <text:p>0.3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2">
                <text:p>0.32</text:p>
              </table:table-cell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2">
                <text:p>0.8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4">
                <text:p>0.7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2">
                <text:p>0.7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1">
                <text:p>0.41</text:p>
              </table:table-cell>
              <table:table-cell office:value-type="float" office:value="0.71">
                <text:p>0.7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  <table:table-cell office:value-type="float" office:value="0.67">
                <text:p>0.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7">
                <text:p>0.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64">
                <text:p>0.64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6cm" svg:height="13.442cm" xlink:href=".." xlink:type="simple" chart:class="chart:line" chart:style-name="ch1">
        <chart:legend chart:legend-position="end" svg:x="17.546cm" svg:y="5.924cm" style:legend-expansion="high" chart:style-name="ch2"/>
        <chart:plot-area chart:style-name="ch3" table:cell-range-address="Sheet2.A70:Sheet2.D100" chart:data-source-has-labels="both" svg:x="0.405cm" svg:y="0.268cm" svg:width="16.736cm" svg:height="12.906cm">
          <chart:coordinate-region svg:x="1.132cm" svg:y="0.467cm" svg:width="16.009cm" svg:height="11.709cm"/>
          <chart:axis chart:dimension="x" chart:name="primary-x" chart:style-name="ch4" chartooo:axis-type="auto">
            <chartooo:date-scale/>
            <chart:categories table:cell-range-address="Sheet2.A71:Sheet2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71:Sheet2.B100" chart:label-cell-address="Sheet2.B70:Sheet2.B70" chart:class="chart:line">
            <chart:data-point chart:repeated="30"/>
          </chart:series>
          <chart:series chart:style-name="ch7" chart:values-cell-range-address="Sheet2.C71:Sheet2.C100" chart:label-cell-address="Sheet2.C70:Sheet2.C70" chart:class="chart:line">
            <chart:data-point chart:repeated="30"/>
          </chart:series>
          <chart:series chart:style-name="ch8" chart:values-cell-range-address="Sheet2.D71:Sheet2.D100" chart:label-cell-address="Sheet2.D70:Sheet2.D7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70:Sheet2.B70</svg:desc>
                </draw:g>
              </table:table-cell>
              <table:table-cell office:value-type="string">
                <text:p>recall</text:p>
                <draw:g>
                  <svg:desc>Sheet2.C70:Sheet2.C70</svg:desc>
                </draw:g>
              </table:table-cell>
              <table:table-cell office:value-type="string">
                <text:p>f-beta</text:p>
                <draw:g>
                  <svg:desc>Sheet2.D70:Sheet2.D70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71:Sheet2.A100</svg:desc>
                </draw:g>
              </table:table-cell>
              <table:table-cell office:value-type="float" office:value="0.24">
                <text:p>0.24</text:p>
                <draw:g>
                  <svg:desc>Sheet2.B71:Sheet2.B100</svg:desc>
                </draw:g>
              </table:table-cell>
              <table:table-cell office:value-type="float" office:value="0.93">
                <text:p>0.93</text:p>
                <draw:g>
                  <svg:desc>Sheet2.C71:Sheet2.C100</svg:desc>
                </draw:g>
              </table:table-cell>
              <table:table-cell office:value-type="float" office:value="0.39">
                <text:p>0.39</text:p>
                <draw:g>
                  <svg:desc>Sheet2.D71:Sheet2.D10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8">
                <text:p>0.6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9">
                <text:p>0.5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7">
                <text:p>0.57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13">
                <text:p>0.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8">
                <text:p>0.58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8cm" svg:height="15.088cm" xlink:href=".." xlink:type="simple" chart:class="chart:line" chart:style-name="ch1">
        <chart:legend chart:legend-position="end" svg:x="21.098cm" svg:y="6.747cm" style:legend-expansion="high" chart:style-name="ch2"/>
        <chart:plot-area chart:style-name="ch3" table:cell-range-address="Sheet2.A107:Sheet2.D137" chart:data-source-has-labels="both" svg:x="0.476cm" svg:y="0.301cm" svg:width="20.146cm" svg:height="14.486cm">
          <chart:coordinate-region svg:x="1.203cm" svg:y="0.5cm" svg:width="19.279cm" svg:height="13.288cm"/>
          <chart:axis chart:dimension="x" chart:name="primary-x" chart:style-name="ch4" chartooo:axis-type="auto">
            <chartooo:date-scale/>
            <chart:categories table:cell-range-address="Sheet2.A108:Sheet2.A1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08:Sheet2.B137" chart:label-cell-address="Sheet2.B107:Sheet2.B107" chart:class="chart:line">
            <chart:data-point chart:repeated="30"/>
          </chart:series>
          <chart:series chart:style-name="ch7" chart:values-cell-range-address="Sheet2.C108:Sheet2.C137" chart:label-cell-address="Sheet2.C107:Sheet2.C107" chart:class="chart:line">
            <chart:data-point chart:repeated="30"/>
          </chart:series>
          <chart:series chart:style-name="ch8" chart:values-cell-range-address="Sheet2.D108:Sheet2.D137" chart:label-cell-address="Sheet2.D107:Sheet2.D107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107:Sheet2.B107</svg:desc>
                </draw:g>
              </table:table-cell>
              <table:table-cell office:value-type="string">
                <text:p>recall</text:p>
                <draw:g>
                  <svg:desc>Sheet2.C107:Sheet2.C107</svg:desc>
                </draw:g>
              </table:table-cell>
              <table:table-cell office:value-type="string">
                <text:p>f-beta</text:p>
                <draw:g>
                  <svg:desc>Sheet2.D107:Sheet2.D10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108:Sheet2.A137</svg:desc>
                </draw:g>
              </table:table-cell>
              <table:table-cell office:value-type="float" office:value="0.24">
                <text:p>0.24</text:p>
                <draw:g>
                  <svg:desc>Sheet2.B108:Sheet2.B137</svg:desc>
                </draw:g>
              </table:table-cell>
              <table:table-cell office:value-type="float" office:value="0.94">
                <text:p>0.94</text:p>
                <draw:g>
                  <svg:desc>Sheet2.C108:Sheet2.C137</svg:desc>
                </draw:g>
              </table:table-cell>
              <table:table-cell office:value-type="float" office:value="0.39">
                <text:p>0.39</text:p>
                <draw:g>
                  <svg:desc>Sheet2.D108:Sheet2.D137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5">
                <text:p>0.25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7">
                <text:p>0.27</text:p>
              </table:table-cell>
              <table:table-cell office:value-type="float" office:value="0.88">
                <text:p>0.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5">
                <text:p>0.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8">
                <text:p>0.7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7">
                <text:p>0.7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2">
                <text:p>0.42</text:p>
              </table:table-cell>
              <table:table-cell office:value-type="float" office:value="0.72">
                <text:p>0.7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2">
                <text:p>0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38">
                <text:p>0.3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3">
                <text:p>0.63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19cm" svg:height="13.342cm" xlink:href=".." xlink:type="simple" chart:class="chart:line" chart:style-name="ch1">
        <chart:legend chart:legend-position="end" svg:x="20.999cm" svg:y="5.874cm" style:legend-expansion="high" chart:style-name="ch2"/>
        <chart:plot-area chart:style-name="ch3" table:cell-range-address="Sheet3.A3:Sheet3.D33" chart:data-source-has-labels="both" svg:x="0.474cm" svg:y="0.266cm" svg:width="20.051cm" svg:height="12.81cm">
          <chart:coordinate-region svg:x="1.201cm" svg:y="0.465cm" svg:width="19.184cm" svg:height="11.613cm"/>
          <chart:axis chart:dimension="x" chart:name="primary-x" chart:style-name="ch4" chartooo:axis-type="auto">
            <chartooo:date-scale/>
            <chart:categories table:cell-range-address="Sheet3.A4:Sheet3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4:Sheet3.B33" chart:label-cell-address="Sheet3.B3:Sheet3.B3" chart:class="chart:line">
            <chart:data-point chart:repeated="30"/>
          </chart:series>
          <chart:series chart:style-name="ch7" chart:values-cell-range-address="Sheet3.C4:Sheet3.C33" chart:label-cell-address="Sheet3.C3:Sheet3.C3" chart:class="chart:line">
            <chart:data-point chart:repeated="30"/>
          </chart:series>
          <chart:series chart:style-name="ch8" chart:values-cell-range-address="Sheet3.D4:Sheet3.D33" chart:label-cell-address="Sheet3.D3:Sheet3.D3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3.B3:Sheet3.B3</svg:desc>
                </draw:g>
              </table:table-cell>
              <table:table-cell office:value-type="string">
                <text:p>recall</text:p>
                <draw:g>
                  <svg:desc>Sheet3.C3:Sheet3.C3</svg:desc>
                </draw:g>
              </table:table-cell>
              <table:table-cell office:value-type="string">
                <text:p>f-beta</text:p>
                <draw:g>
                  <svg:desc>Sheet3.D3:Sheet3.D3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3.A4:Sheet3.A33</svg:desc>
                </draw:g>
              </table:table-cell>
              <table:table-cell office:value-type="float" office:value="0.23">
                <text:p>0.23</text:p>
                <draw:g>
                  <svg:desc>Sheet3.B4:Sheet3.B33</svg:desc>
                </draw:g>
              </table:table-cell>
              <table:table-cell office:value-type="float" office:value="0.92">
                <text:p>0.92</text:p>
                <draw:g>
                  <svg:desc>Sheet3.C4:Sheet3.C33</svg:desc>
                </draw:g>
              </table:table-cell>
              <table:table-cell office:value-type="float" office:value="0.37">
                <text:p>0.37</text:p>
                <draw:g>
                  <svg:desc>Sheet3.D4:Sheet3.D3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3">
                <text:p>0.23</text:p>
              </table:table-cell>
              <table:table-cell office:value-type="float" office:value="0.91">
                <text:p>0.9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91">
                <text:p>0.9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8">
                <text:p>0.28</text:p>
              </table:table-cell>
              <table:table-cell office:value-type="float" office:value="0.9">
                <text:p>0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5">
                <text:p>0.35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73">
                <text:p>0.7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72">
                <text:p>0.7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8">
                <text:p>0.5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7">
                <text:p>0.57</text:p>
              </table:table-cell>
              <table:table-cell office:value-type="float" office:value="0.29">
                <text:p>0.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37cm" svg:height="13.919cm" xlink:href=".." xlink:type="simple" chart:class="chart:line" chart:style-name="ch1">
        <chart:legend chart:legend-position="end" svg:x="20.217cm" svg:y="6.162cm" style:legend-expansion="high" chart:style-name="ch2"/>
        <chart:plot-area chart:style-name="ch3" table:cell-range-address="Sheet3.A39:Sheet3.D69" chart:data-source-has-labels="both" svg:x="0.458cm" svg:y="0.278cm" svg:width="19.301cm" svg:height="13.363cm">
          <chart:coordinate-region svg:x="1.185cm" svg:y="0.478cm" svg:width="18.434cm" svg:height="12.165cm"/>
          <chart:axis chart:dimension="x" chart:name="primary-x" chart:style-name="ch4" chartooo:axis-type="auto">
            <chartooo:date-scale/>
            <chart:categories table:cell-range-address="Sheet3.A40:Sheet3.A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40:Sheet3.B69" chart:label-cell-address="Sheet3.B39:Sheet3.B39" chart:class="chart:line">
            <chart:data-point chart:repeated="30"/>
          </chart:series>
          <chart:series chart:style-name="ch7" chart:values-cell-range-address="Sheet3.C40:Sheet3.C69" chart:label-cell-address="Sheet3.C39:Sheet3.C39" chart:class="chart:line">
            <chart:data-point chart:repeated="30"/>
          </chart:series>
          <chart:series chart:style-name="ch8" chart:values-cell-range-address="Sheet3.D40:Sheet3.D69" chart:label-cell-address="Sheet3.D39:Sheet3.D39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3.B39:Sheet3.B39</svg:desc>
                </draw:g>
              </table:table-cell>
              <table:table-cell office:value-type="string">
                <text:p>recall</text:p>
                <draw:g>
                  <svg:desc>Sheet3.C39:Sheet3.C39</svg:desc>
                </draw:g>
              </table:table-cell>
              <table:table-cell office:value-type="string">
                <text:p>f-beta</text:p>
                <draw:g>
                  <svg:desc>Sheet3.D39:Sheet3.D39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3.A40:Sheet3.A69</svg:desc>
                </draw:g>
              </table:table-cell>
              <table:table-cell office:value-type="float" office:value="0.2">
                <text:p>0.2</text:p>
                <draw:g>
                  <svg:desc>Sheet3.B40:Sheet3.B69</svg:desc>
                </draw:g>
              </table:table-cell>
              <table:table-cell office:value-type="float" office:value="0.96">
                <text:p>0.96</text:p>
                <draw:g>
                  <svg:desc>Sheet3.C40:Sheet3.C69</svg:desc>
                </draw:g>
              </table:table-cell>
              <table:table-cell office:value-type="float" office:value="0.33">
                <text:p>0.33</text:p>
                <draw:g>
                  <svg:desc>Sheet3.D40:Sheet3.D69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">
                <text:p>0.2</text:p>
              </table:table-cell>
              <table:table-cell office:value-type="float" office:value="0.96">
                <text:p>0.9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2">
                <text:p>0.22</text:p>
              </table:table-cell>
              <table:table-cell office:value-type="float" office:value="0.95">
                <text:p>0.9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7">
                <text:p>0.27</text:p>
              </table:table-cell>
              <table:table-cell office:value-type="float" office:value="0.9">
                <text:p>0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89">
                <text:p>0.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8">
                <text:p>0.8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39">
                <text:p>0.39</text:p>
              </table:table-cell>
              <table:table-cell office:value-type="float" office:value="0.75">
                <text:p>0.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74">
                <text:p>0.7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3">
                <text:p>0.7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4">
                <text:p>0.44</text:p>
              </table:table-cell>
              <table:table-cell office:value-type="float" office:value="0.72">
                <text:p>0.7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5">
                <text:p>0.4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3">
                <text:p>0.53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45">
                <text:p>0.4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9">
                <text:p>0.59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87cm" svg:height="14.637cm" xlink:href=".." xlink:type="simple" chart:class="chart:line" chart:style-name="ch1">
        <chart:legend chart:legend-position="end" svg:x="22.667cm" svg:y="6.521cm" style:legend-expansion="high" chart:style-name="ch2"/>
        <chart:plot-area chart:style-name="ch3" table:cell-range-address="Sheet4.A3:Sheet4.D33" chart:data-source-has-labels="both" svg:x="0.507cm" svg:y="0.292cm" svg:width="21.653cm" svg:height="14.053cm">
          <chart:coordinate-region svg:x="1.234cm" svg:y="0.492cm" svg:width="20.594cm" svg:height="13.206cm"/>
          <chart:axis chart:dimension="x" chart:name="primary-x" chart:style-name="ch4" chartooo:axis-type="auto">
            <chartooo:date-scale/>
            <chart:categories table:cell-range-address="Sheet4.A4:Sheet4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:Sheet4.B33" chart:label-cell-address="Sheet4.B3:Sheet4.B3" chart:class="chart:line">
            <chart:data-point chart:repeated="30"/>
          </chart:series>
          <chart:series chart:style-name="ch7" chart:values-cell-range-address="Sheet4.C4:Sheet4.C33" chart:label-cell-address="Sheet4.C3:Sheet4.C3" chart:class="chart:line">
            <chart:data-point chart:repeated="30"/>
          </chart:series>
          <chart:series chart:style-name="ch8" chart:values-cell-range-address="Sheet4.D4:Sheet4.D33" chart:label-cell-address="Sheet4.D3:Sheet4.D3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3:Sheet4.B3</svg:desc>
                </draw:g>
              </table:table-cell>
              <table:table-cell office:value-type="string">
                <text:p>recall</text:p>
                <draw:g>
                  <svg:desc>Sheet4.C3:Sheet4.C3</svg:desc>
                </draw:g>
              </table:table-cell>
              <table:table-cell office:value-type="string">
                <text:p>f-beta</text:p>
                <draw:g>
                  <svg:desc>Sheet4.D3:Sheet4.D3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:Sheet4.A33</svg:desc>
                </draw:g>
              </table:table-cell>
              <table:table-cell office:value-type="float" office:value="0.27">
                <text:p>0.27</text:p>
                <draw:g>
                  <svg:desc>Sheet4.B4:Sheet4.B33</svg:desc>
                </draw:g>
              </table:table-cell>
              <table:table-cell office:value-type="float" office:value="0.96">
                <text:p>0.96</text:p>
                <draw:g>
                  <svg:desc>Sheet4.C4:Sheet4.C33</svg:desc>
                </draw:g>
              </table:table-cell>
              <table:table-cell office:value-type="float" office:value="0.42">
                <text:p>0.42</text:p>
                <draw:g>
                  <svg:desc>Sheet4.D4:Sheet4.D3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7">
                <text:p>0.27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8">
                <text:p>0.28</text:p>
              </table:table-cell>
              <table:table-cell office:value-type="float" office:value="0.95">
                <text:p>0.9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94">
                <text:p>0.9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9">
                <text:p>0.8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4">
                <text:p>0.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">
                <text:p>0.4</text:p>
              </table:table-cell>
              <table:table-cell office:value-type="float" office:value="0.83">
                <text:p>0.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1">
                <text:p>0.8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3">
                <text:p>0.43</text:p>
              </table:table-cell>
              <table:table-cell office:value-type="float" office:value="0.8">
                <text:p>0.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4">
                <text:p>0.44</text:p>
              </table:table-cell>
              <table:table-cell office:value-type="float" office:value="0.78">
                <text:p>0.7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7">
                <text:p>0.7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8">
                <text:p>0.5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4">
                <text:p>0.54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6">
                <text:p>0.56</text:p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